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809" officeooo:paragraph-rsid="000258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idero que -los alumnos tienen que llevar el uniforme</text:p>
      <text:p text:style-name="P1">Pienso que -----</text:p>
      <text:p text:style-name="P1">Opinon que-----</text:p>
      <text:p text:style-name="P1"/>
      <text:p text:style-name="P1">No considero que los alumnos tengan que llevar el uniforme</text:p>
      <text:p text:style-name="P1">No pienso que</text:p>
      <text:p text:style-name="P1"/>
      <text:p text:style-name="P1">Me parece----- inutil de llevar el uniforme</text:p>
      <text:p text:style-name="P1">Me resulta-----</text:p>
      <text:p text:style-name="P1">Me considero-</text:p>
      <text:p text:style-name="P1">Me sembla----</text:p>
      <text:p text:style-name="P1"/>
      <text:p text:style-name="P1">Esta bien/mal de impeda a los alumnos de llevar lo que quieren</text:p>
      <text:p text:style-name="P1">Es --</text:p>
      <text:p text:style-name="P1"/>
      <text:p text:style-name="P1">Prohibir e uniforme es el error mas fenomenal podia hacer.</text:p>
      <text:p text:style-name="Standard">Prohibir e uniforme es el error mas <text:s/>fatal qupodia hacer.</text:p>
      <text:p text:style-name="P1"/>
      <text:p text:style-name="P1">Estoy desacuerdo con tu putno de vista </text:p>
      <text:p text:style-name="P1"/>
      <text:p text:style-name="P1">Pienso de la mismo forma que tu.( de la meme manière que toi)</text:p>
      <text:p text:style-name="P1"/>
      <text:p text:style-name="P1">No estoy desacuerdo con tu punto de vista, no tienes razon.</text:p>
      <text:p text:style-name="P1">No comparto tu---------------</text:p>
      <text:p text:style-name="P1"/>
      <text:p text:style-name="P1">Opino que no podemos obligar a los alumnos de llevar el uniforme.</text:p>
      <text:p text:style-name="P1"/>
      <text:p text:style-name="P1">Bueno pero no queremos que los hijos no pueden expresar sus personalidades.</text:p>
      <text:p text:style-name="P1"/>
      <text:p text:style-name="P1">Ya, pero debemos escuchar lo que dicen los alumnos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25809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7:28:16.376741219</meta:creation-date>
    <dc:date>2022-10-17T17:46:20.502312748</dc:date>
    <meta:editing-duration>PT7M54S</meta:editing-duration>
    <meta:editing-cycles>1</meta:editing-cycles>
    <meta:document-statistic meta:table-count="0" meta:image-count="0" meta:object-count="0" meta:page-count="1" meta:paragraph-count="20" meta:word-count="141" meta:character-count="804" meta:non-whitespace-character-count="680"/>
    <meta:generator>LibreOffice/7.3.6.2$Linux_X86_64 LibreOffice_project/30$Build-2</meta:generator>
  </office:meta>
</office:document-meta>
</file>